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uma 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/>
        </draw:line>
        <draw:line draw:style-name="gr4" draw:text-style-name="P5" draw:layer="layout" svg:x1="6.467cm" svg:y1="7.458cm" svg:x2="6.466cm" svg:y2="6.679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6.321cm" svg:y1="8.43cm" svg:x2="9.26cm" svg:y2="10.827cm">
          <text:p/>
        </draw:line>
        <draw:line draw:style-name="gr14" draw:text-style-name="P5" draw:layer="layout" svg:x1="14.61cm" svg:y1="10.935cm" svg:x2="13.635cm" svg:y2="11.763cm">
          <text:p/>
        </draw:line>
        <draw:line draw:style-name="gr15" draw:text-style-name="P5" draw:layer="layout" svg:x1="13.767cm" svg:y1="7.713cm" svg:x2="16.483cm" svg:y2="7.728cm">
          <text:p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/>
        </draw:line>
        <draw:line draw:style-name="gr18" draw:text-style-name="P5" draw:layer="layout" svg:x1="20.032cm" svg:y1="14.718cm" svg:x2="20.023cm" svg:y2="13.835cm">
          <text:p/>
        </draw:line>
        <draw:line draw:style-name="gr14" draw:text-style-name="P5" draw:layer="layout" svg:x1="18.321cm" svg:y1="8.539cm" svg:x2="18.319cm" svg:y2="10.286cm">
          <text:p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/>
        </draw:line>
        <draw:frame draw:style-name="gr20" draw:text-style-name="P8" draw:layer="layout" svg:width="2.102cm" svg:height="0.755cm" svg:x="14.051cm" svg:y="6.755cm">
          <draw:text-box>
            <text:p text:style-name="P1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1:43:17</dc:date>
    <meta:print-date>2000-12-09T21:37:10</meta:print-date>
    <meta:editing-cycles>617</meta:editing-cycles>
    <meta:editing-duration>PT930H08M0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